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0808" calcext:value-type="float">
            <text:p>87.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9848" calcext:value-type="float">
            <text:p>86.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1748" calcext:value-type="float">
            <text:p>86.5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26168" calcext:value-type="float">
            <text:p>85.9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07908" calcext:value-type="float">
            <text:p>84.0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9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63712" calcext:value-type="float">
            <text:p>83.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65976" calcext:value-type="float">
            <text:p>82.86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7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02752" calcext:value-type="float">
            <text:p>83.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912" calcext:value-type="float">
            <text:p>81.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94376" calcext:value-type="float">
            <text:p>81.4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835752" calcext:value-type="float">
            <text:p>81.8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016096" calcext:value-type="float">
            <text:p>80.0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0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7144" calcext:value-type="float">
            <text:p>75.4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0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7096" calcext:value-type="float">
            <text:p>72.77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0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919328" calcext:value-type="float">
            <text:p>76.9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200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50064" calcext:value-type="float">
            <text:p>75.95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63408" calcext:value-type="float">
            <text:p>71.4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04" calcext:value-type="float">
            <text:p>70.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201024" calcext:value-type="float">
            <text:p>72.20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32928" calcext:value-type="float">
            <text:p>71.4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59904" calcext:value-type="float">
            <text:p>70.85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9168" calcext:value-type="float">
            <text:p>70.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9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2976" calcext:value-type="float">
            <text:p>70.2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9096" calcext:value-type="float">
            <text:p>69.7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9016" calcext:value-type="float">
            <text:p>69.0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97576" calcext:value-type="float">
            <text:p>68.9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4952" calcext:value-type="float">
            <text:p>68.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5992" calcext:value-type="float">
            <text:p>68.5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80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95552" calcext:value-type="float">
            <text:p>64.99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9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757808" calcext:value-type="float">
            <text:p>64.75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9276" calcext:value-type="float">
            <text:p>63.9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792" calcext:value-type="float">
            <text:p>62.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218" calcext:value-type="float">
            <text:p>60.1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58816" calcext:value-type="float">
            <text:p>56.05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7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415688" calcext:value-type="float">
            <text:p>55.41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28592" calcext:value-type="float">
            <text:p>55.02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6968" calcext:value-type="float">
            <text:p>54.2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6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51992" calcext:value-type="float">
            <text:p>51.75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95376" calcext:value-type="float">
            <text:p>51.3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349401</text:p>
          </table:table-cell>
          <table:table-cell office:value-type="string" calcext:value-type="string">
            <text:p>196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99976" calcext:value-type="float">
            <text:p>50.0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6" meta:object-count="0"/>
    <meta:user-defined meta:name="AppVersion">3.0</meta:user-defined>
  </office:meta>
</office:document-meta>
</file>